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ave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69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8.9pt"/>
    </style:style>
    <style:style style:name="co6" style:family="table-column">
      <style:table-column-properties fo:break-before="auto" style:column-width="25.85pt"/>
    </style:style>
    <style:style style:name="co7" style:family="table-column">
      <style:table-column-properties fo:break-before="auto" style:column-width="14.26pt"/>
    </style:style>
    <style:style style:name="co8" style:family="table-column">
      <style:table-column-properties fo:break-before="auto" style:column-width="17.4pt"/>
    </style:style>
    <style:style style:name="co9" style:family="table-column">
      <style:table-column-properties fo:break-before="auto" style:column-width="27.41pt"/>
    </style:style>
    <style:style style:name="co10" style:family="table-column">
      <style:table-column-properties fo:break-before="auto" style:column-width="25.06pt"/>
    </style:style>
    <style:style style:name="co11" style:family="table-column">
      <style:table-column-properties fo:break-before="auto" style:column-width="15.05pt"/>
    </style:style>
    <style:style style:name="co12" style:family="table-column">
      <style:table-column-properties fo:break-before="auto" style:column-width="16.44pt"/>
    </style:style>
    <style:style style:name="co13" style:family="table-column">
      <style:table-column-properties fo:break-before="auto" style:column-width="21.91pt"/>
    </style:style>
    <style:style style:name="ro1" style:family="table-row">
      <style:table-row-properties style:row-height="57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71.6pt" fo:break-before="auto" style:use-optimal-row-height="false"/>
    </style:style>
    <style:style style:name="ro5" style:family="table-row">
      <style:table-row-properties style:row-height="87.31pt" fo:break-before="auto" style:use-optimal-row-height="false"/>
    </style:style>
    <style:style style:name="ro6" style:family="table-row">
      <style:table-row-properties style:row-height="84.3pt" fo:break-before="auto" style:use-optimal-row-height="false"/>
    </style:style>
    <style:style style:name="ro7" style:family="table-row">
      <style:table-row-properties style:row-height="81.3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fo:wrap-option="wrap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able-cell-properties fo:background-color="#e6e6e6"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5" style:family="table-cell" style:parent-style-name="Default" style:data-style-name="N129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8" style:family="table-cell" style:parent-style-name="Default" style:data-style-name="N100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100">
      <style:table-cell-properties fo:background-color="#cfe7f5" style:cell-protect="protected" style:print-content="true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100">
      <style:table-cell-properties style:cell-protect="protected" style:print-content="true" fo:wrap-option="wrap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29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129">
      <style:table-cell-properties fo:background-color="#cfe7f5" style:cell-protect="protected" style:print-content="true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12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14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7" style:family="table-cell" style:parent-style-name="Default" style:data-style-name="N1">
      <style:table-cell-properties fo:border-bottom="0.06pt solid #000000" fo:background-color="#cfe7f5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pt"/>
    </style:style>
    <style:style style:name="ce19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0" style:family="table-cell" style:parent-style-name="Default" style:data-style-name="N1">
      <style:table-cell-properties fo:border-bottom="0.06pt solid #000000" fo:background-color="#cfe7f5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1" style:family="table-cell" style:parent-style-name="Default" style:data-style-name="N12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22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</style:style>
    <style:style style:name="ce23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4" style:family="table-cell" style:parent-style-name="Default" style:data-style-name="N100">
      <style:table-cell-properties fo:border-bottom="0.06pt solid #000000" fo:background-color="#cfe7f5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5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7" style:family="table-cell" style:parent-style-name="Default" style:data-style-name="N100">
      <style:table-cell-properties fo:border-bottom="0.06pt solid #000000" fo:background-color="#cfe7f5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1: A(i+1)&quot;;&quot;S1: A(i-1)&quot;;&quot;S1: B(i)&quot;;&quot;S2: C(i)&quot;;&quot;S2: C(i+1)&quot;;&quot;S3: B(i)&quot;;&quot;S3: A(i)&quot;;&quot;S3: C(i+2)&quot;)" table:allow-empty-cell="false" table:display-list="unsorted" table:base-cell-address="Sheet1.B7">
          <table:error-message table:message-type="stop" table:display="true"/>
        </table:content-validation>
        <table:content-validation table:name="val2" table:condition="of:cell-content-is-in-list(&quot;S1: B(i,j)&quot;;&quot;S1: B(i,j+2)&quot;;&quot;S1: A(i-1,j+1)&quot;;&quot;S2: A(i+1,j)&quot;;&quot;S2: A(i-1,j)&quot;;&quot;S2: B(i+1,j-1)&quot;)" table:allow-empty-cell="false" table:display-list="unsorted" table:base-cell-address="Sheet1.B18">
          <table:error-message table:message-type="stop" table:display="true"/>
        </table:content-validation>
        <table:content-validation table:name="val3" table:condition="of:cell-content-is-in-list(&quot;S1: B(2*i,j)&quot;;&quot;S1: A(i,3-j)&quot;;&quot;S2: A(i,j)&quot;;&quot;S2: B(i+2,j+1)&quot;)" table:allow-empty-cell="false" table:display-list="sort-ascending" table:base-cell-address="Sheet1.C34">
          <table:error-message table:message-type="stop" table:display="true"/>
        </table:content-validation>
        <table:content-validation table:name="val4" table:condition="of:cell-content-is-in-list(&quot;S1: A(i,j)&quot;;&quot;S1: B(2*i,j)&quot;;&quot;S2: C(2*i,j)&quot;;&quot;S2: C(i,j-1)&quot;;&quot;S2: A(i+1,j-1)&quot;)" table:allow-empty-cell="false" table:display-list="sort-ascending" table:base-cell-address="Sheet1.B40">
          <table:error-message table:message-type="stop" table:display="true"/>
        </table:content-validation>
        <table:content-validation table:name="val5" table:condition="of:cell-content-is-in-list(&quot;S1: A(i+1,j)&quot;;&quot;S1: B(2*j,j)&quot;;&quot;S2: B(2*i,j)&quot;;&quot;S2: C(i-1,j)&quot;;&quot;S2: A(i+1,j+1)&quot;)" table:allow-empty-cell="false" table:display-list="sort-ascending" table:base-cell-address="Sheet1.B51">
          <table:error-message table:message-type="stop" table:display="true"/>
        </table:content-validation>
        <table:content-validation table:name="val6" table:condition="of:cell-content-is-in-list(&quot;S1: A(i+1)&quot;;&quot;S1: A(i-1)&quot;;&quot;S1: B(i)&quot;;&quot;S2: C(i)&quot;;&quot;S2: C(i+1)&quot;;&quot;S3: B(i)&quot;;&quot;S3: A(i)&quot;;&quot;S3: C(i+2)&quot;)" table:allow-empty-cell="false" table:display-list="unsorted" table:base-cell-address="Sheet1.C7">
          <table:error-message table:message-type="stop" table:display="true"/>
        </table:content-validation>
        <table:content-validation table:name="val7" table:condition="of:cell-content-is-in-list(&quot;S1: B(i,j)&quot;;&quot;S1: B(i,j+2)&quot;;&quot;S1: A(i-1,j+1)&quot;;&quot;S2: A(i+1,j)&quot;;&quot;S2: A(i-1,j)&quot;;&quot;S2: B(i+1,j-1)&quot;)" table:allow-empty-cell="false" table:display-list="unsorted" table:base-cell-address="Sheet1.C18">
          <table:error-message table:message-type="stop" table:display="true"/>
        </table:content-validation>
        <table:content-validation table:name="val8" table:condition="of:cell-content-is-in-list(&quot;S1: A(i,j)&quot;;&quot;S1: B(2*i,j)&quot;;&quot;S2: C(2*i,j)&quot;;&quot;S2: C(i,j-1)&quot;;&quot;S2: A(i+1,j-1)&quot;)" table:allow-empty-cell="false" table:display-list="sort-ascending" table:base-cell-address="Sheet1.C40">
          <table:error-message table:message-type="stop" table:display="true"/>
        </table:content-validation>
        <table:content-validation table:name="val9" table:condition="of:cell-content-is-in-list(&quot;Loop carried&quot;;&quot;Independent&quot;)" table:allow-empty-cell="false" table:display-list="sort-ascending" table:base-cell-address="Sheet1.D16">
          <table:error-message table:message-type="stop" table:display="true"/>
        </table:content-validation>
        <table:content-validation table:name="val10" table:condition="of:cell-content-is-in-list(&quot;True dependence&quot;;&quot;Antidependence&quot;;&quot;Output Dependence&quot;)" table:allow-empty-cell="false" table:display-list="sort-ascending" table:base-cell-address="Sheet1.C7"/>
        <table:content-validation table:name="val11" table:condition="of:cell-content-is-whole-number() and cell-content-is-between(-10,10)" table:allow-empty-cell="false" table:base-cell-address="Sheet1.E7">
          <table:error-message table:message-type="warning" table:display="true"/>
        </table:content-validation>
        <table:content-validation table:name="val12" table:condition="of:cell-content-is-whole-number() and cell-content-is-between(-10,10)" table:allow-empty-cell="false" table:base-cell-address="Sheet1.G45"/>
        <table:content-validation table:name="val13" table:condition="of:cell-content-is-in-list(&quot;=&quot;;&quot;&lt;&quot;;&quot;&gt;&quot;)" table:allow-empty-cell="true" table:display-list="sort-ascending" table:base-cell-address="Sheet1.J12"/>
      </table:content-validations>
      <table:table table:name="Sheet1" table:style-name="ta1" table:protected="true" table:protection-key="lEsMSnev4jo3Ks1V28FfC4xdB7A=" table:protection-key-digest-algorithm="http://www.w3.org/2000/09/xmldsig#sha1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Save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ave.save?language=Basic&amp;location=document" xlink:type="simple"/>
              </office:event-listeners>
            </form:button>
          </form:form>
        </office:forms>
        <table:shapes>
          <draw:control draw:z-index="0" draw:text-style-name="P1" svg:width="159.9pt" svg:height="38.41pt" svg:x="368.48pt" svg:y="926.59pt" draw:control="control1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4" table:number-columns-repeated="1011" table:default-cell-style-name="ce2"/>
        <table:table-row table:style-name="ro1">
          <table:table-cell table:style-name="ce1" office:value-type="string" calcext:value-type="string" table:number-columns-spanned="13" table:number-rows-spanned="1">
            <text:p>Give the information for ALL dependences in the table below for the following loop nests.</text:p>
            <text:p>Afterwards use the pushbutton below to safe the file in .csv format. This new file has to be submitted at the tutorial website.</text:p>
            <text:p>Please consider to enable macros:</text:p>
            <text:p>(Tools → Options → LibreOffice → Security → Macro Settings → set to Medium)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Exercise 1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4" office:value-type="string" calcext:value-type="string" table:number-columns-spanned="13" table:number-rows-spanned="1">
            <text:p>    for (i=1; i&lt;n; i++) {</text:p>
            <text:p>S1:  A(i+1) = A(i-1) + 3*B(i)</text:p>
            <text:p>S2:  C(i)   = 2*C(i+1)</text:p>
            <text:p>S3:  B(i) = A(i) + C(i+2)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10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  <table:table-cell table:number-columns-repeated="1011"/>
        </table:table-row>
        <table:table-row table:style-name="ro2">
          <table:table-cell table:style-name="ce6" office:value-type="string" calcext:value-type="string">
            <text:p>1-1:</text:p>
          </table:table-cell>
          <table:table-cell table:style-name="ce8" table:content-validation-name="val1"/>
          <table:table-cell table:style-name="ce8" table:content-validation-name="val6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4" table:content-validation-name="val11" table:number-columns-spanned="2" table:number-rows-spanned="1"/>
          <table:covered-table-cell table:style-name="ce18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2" table:content-validation-name="val13" table:number-columns-spanned="2" table:number-rows-spanned="1"/>
          <table:covered-table-cell table:style-name="ce25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1-2:</text:p>
          </table:table-cell>
          <table:table-cell table:style-name="ce8" table:content-validation-name="val1"/>
          <table:table-cell table:style-name="ce8" table:content-validation-name="val6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 table:number-columns-spanned="2" table:number-rows-spanned="1"/>
          <table:covered-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 table:number-columns-spanned="2" table:number-rows-spanned="1"/>
          <table:covered-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1-3:</text:p>
          </table:table-cell>
          <table:table-cell table:style-name="ce8" table:content-validation-name="val1"/>
          <table:table-cell table:style-name="ce8" table:content-validation-name="val6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 table:number-columns-spanned="2" table:number-rows-spanned="1"/>
          <table:covered-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 table:number-columns-spanned="2" table:number-rows-spanned="1"/>
          <table:covered-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1-4:</text:p>
          </table:table-cell>
          <table:table-cell table:style-name="ce8" table:content-validation-name="val1"/>
          <table:table-cell table:style-name="ce8" table:content-validation-name="val6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 table:number-columns-spanned="2" table:number-rows-spanned="1"/>
          <table:covered-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 table:number-columns-spanned="2" table:number-rows-spanned="1"/>
          <table:covered-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1-5:</text:p>
          </table:table-cell>
          <table:table-cell table:style-name="ce8" table:content-validation-name="val1"/>
          <table:table-cell table:style-name="ce8" table:content-validation-name="val6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 table:number-columns-spanned="2" table:number-rows-spanned="1"/>
          <table:covered-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 table:number-columns-spanned="2" table:number-rows-spanned="1"/>
          <table:covered-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1-6:</text:p>
          </table:table-cell>
          <table:table-cell table:style-name="ce8" table:content-validation-name="val1"/>
          <table:table-cell table:style-name="ce8" table:content-validation-name="val6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 table:number-columns-spanned="2" table:number-rows-spanned="1"/>
          <table:covered-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 table:number-columns-spanned="2" table:number-rows-spanned="1"/>
          <table:covered-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Exercise 2</text:p>
          </table:table-cell>
          <table:covered-table-cell table:number-columns-repeated="12"/>
          <table:table-cell table:number-columns-repeated="1011"/>
        </table:table-row>
        <table:table-row table:style-name="ro5">
          <table:table-cell table:style-name="ce7" office:value-type="string" calcext:value-type="string" table:number-columns-spanned="13" table:number-rows-spanned="1">
            <text:p>    for (i=1; i&lt;n; i++) {</text:p>
            <text:p>      for (j=1; j&lt;m; j++) {</text:p>
            <text:p>S1:    B(i,j) = B(i,j+2) + A(i-1,j+1)</text:p>
            <text:p>S2:    A(i+1,j) = A(i-1,j) * B(i+1,j-1)</text:p>
            <text:p>      }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10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  <table:table-cell table:number-columns-repeated="1011"/>
        </table:table-row>
        <table:table-row table:style-name="ro2">
          <table:table-cell table:style-name="ce6" office:value-type="string" calcext:value-type="string">
            <text:p>2-1:</text:p>
          </table:table-cell>
          <table:table-cell table:style-name="ce8" table:content-validation-name="val2"/>
          <table:table-cell table:style-name="ce8" table:content-validation-name="val7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4" table:content-validation-name="val11"/>
          <table:table-cell table:style-name="ce18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2" table:content-validation-name="val13"/>
          <table:table-cell table:style-name="ce25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-2:</text:p>
          </table:table-cell>
          <table:table-cell table:style-name="ce8" table:content-validation-name="val2"/>
          <table:table-cell table:style-name="ce8" table:content-validation-name="val7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-3:</text:p>
          </table:table-cell>
          <table:table-cell table:style-name="ce8" table:content-validation-name="val2"/>
          <table:table-cell table:style-name="ce8" table:content-validation-name="val7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-4:</text:p>
          </table:table-cell>
          <table:table-cell table:style-name="ce8" table:content-validation-name="val2"/>
          <table:table-cell table:style-name="ce8" table:content-validation-name="val7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-5:</text:p>
          </table:table-cell>
          <table:table-cell table:style-name="ce8" table:content-validation-name="val2"/>
          <table:table-cell table:style-name="ce8" table:content-validation-name="val7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-6:</text:p>
          </table:table-cell>
          <table:table-cell table:style-name="ce8" table:content-validation-name="val2"/>
          <table:table-cell table:style-name="ce8" table:content-validation-name="val7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Exercise 3</text:p>
          </table:table-cell>
          <table:covered-table-cell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 table:number-columns-spanned="13" table:number-rows-spanned="1">
            <text:p>    for (i=1; i&lt;3; i++) {</text:p>
            <text:p>      for (j=1; j&lt;3; j++) {</text:p>
            <text:p>S1:    B(2*i,j) = A(i,3-j)</text:p>
            <text:p>S2:    A(i,j) = B(i+2,j+1)</text:p>
            <text:p>      }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10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  <table:table-cell table:number-columns-repeated="1011"/>
        </table:table-row>
        <table:table-row table:style-name="ro2">
          <table:table-cell table:style-name="ce6" office:value-type="string" calcext:value-type="string">
            <text:p>3-1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4" table:content-validation-name="val11"/>
          <table:table-cell table:style-name="ce18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2" table:content-validation-name="val13"/>
          <table:table-cell table:style-name="ce25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3-2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3-3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6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3-4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3-5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3-6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13" table:number-rows-spanned="1">
            <text:p>Exercise 4</text:p>
          </table:table-cell>
          <table:covered-table-cell table:number-columns-repeated="12"/>
          <table:table-cell table:number-columns-repeated="1011"/>
        </table:table-row>
        <table:table-row table:style-name="ro7">
          <table:table-cell table:style-name="ce4" office:value-type="string" calcext:value-type="string" table:number-columns-spanned="13" table:number-rows-spanned="1">
            <text:p>    for (i=1; i&lt;n; i++) {</text:p>
            <text:p>      for (j=1; j&lt;m; j++) {</text:p>
            <text:p>S1:    A(i,j) = B(2*i,j)</text:p>
            <text:p>S2:    C(2*i,j) = C(i,j-1) + A(i+1,j-1)</text:p>
            <text:p>      }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10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  <table:table-cell table:number-columns-repeated="1011"/>
        </table:table-row>
        <table:table-row table:style-name="ro2">
          <table:table-cell table:style-name="ce6" office:value-type="string" calcext:value-type="string">
            <text:p>4-1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4" table:content-validation-name="val12"/>
          <table:table-cell table:style-name="ce18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2" table:content-validation-name="val13"/>
          <table:table-cell table:style-name="ce25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4-2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2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4-3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2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4-4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2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4-5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2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4-6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2"/>
          <table:table-cell table:style-name="ce19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ce6" office:value-type="string" calcext:value-type="string">
            <text:p>5-5:</text:p>
          </table:table-cell>
          <table:table-cell table:style-name="ce9" table:content-validation-name="val5" table:number-columns-repeated="2"/>
          <table:table-cell table:style-name="ce12" table:content-validation-name="val9"/>
          <table:table-cell table:style-name="ce12" table:content-validation-name="val10"/>
          <table:table-cell table:style-name="ce13" office:value-type="string" calcext:value-type="string">
            <text:p>(</text:p>
          </table:table-cell>
          <table:table-cell table:style-name="ce17" table:content-validation-name="val11"/>
          <table:table-cell table:style-name="ce20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 table:visibility="collapse">
          <table:table-cell table:style-name="ce6" office:value-type="string" calcext:value-type="string">
            <text:p>5-6:</text:p>
          </table:table-cell>
          <table:table-cell table:style-name="ce9" table:content-validation-name="val5" table:number-columns-repeated="2"/>
          <table:table-cell table:style-name="ce12" table:content-validation-name="val9"/>
          <table:table-cell table:style-name="ce12" table:content-validation-name="val10"/>
          <table:table-cell table:style-name="ce13" office:value-type="string" calcext:value-type="string">
            <text:p>(</text:p>
          </table:table-cell>
          <table:table-cell table:style-name="ce17" table:content-validation-name="val11"/>
          <table:table-cell table:style-name="ce20" table:content-validation-name="val11"/>
          <table:table-cell table:style-name="ce21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1" office:value-type="string" calcext:value-type="string">
            <text:p>)</text:p>
          </table:table-cell>
          <table:table-cell table:number-columns-repeated="1011"/>
        </table:table-row>
        <table:table-row table:style-name="ro2" table:visibility="collapse" table:number-rows-repeated="2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23P0"/>
    </number:currency-style>
    <number:percentage-style style:name="N124" number:title="(Number,Number)">
      <number:text>(%,%)</number:text>
    </number:percentage-style>
    <number:number-style style:name="N125">
      <number:text>(</number:text>
      <number:number number:decimal-places="0" loext:min-decimal-places="0" number:min-integer-digits="2" number:grouping="true"/>
      <number:text>)</number:text>
    </number:number-style>
    <number:number-style style:name="N126" number:title="list">
      <number:number number:decimal-places="0" loext:min-decimal-places="0" number:min-integer-digits="3" number:grouping="true"/>
    </number:number-style>
    <number:percentage-style style:name="N127">
      <number:text>,%</number:text>
    </number:percentage-style>
    <number:number-style style:name="N128">
      <number:number number:decimal-places="0" loext:min-decimal-places="0" number:min-integer-digits="2">
        <number:embedded-text number:position="1">,</number:embedded-text>
      </number:number>
    </number:number-style>
    <number:number-style style:name="N129" number:title="(number,number)">
      <number:text>(</number:text>
      <number:number number:decimal-places="0" loext:min-decimal-places="0" number:min-integer-digits="2">
        <number:embedded-text number:position="1">,</number:embedded-text>
      </number:number>
      <number:text>)</number:text>
    </number:number-style>
    <number:text-style style:name="N130">
      <number:text>(</number:text>
      <number:text-content/>
      <number:text>,</number:text>
      <number:text-content/>
      <number:text>)</number:text>
    </number:text-style>
    <number:text-style style:name="N131">
      <number:text>(</number:text>
      <number:text-content/>
      <number:text>)</number:text>
    </number:text-style>
    <number:number-style style:name="N132">
      <number:number number:decimal-places="0" loext:min-decimal-places="0" number:min-integer-digits="0"/>
    </number:number-style>
    <number:currency-style style:name="N13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5:14:21.823314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7:46:16.006910074</meta:creation-date>
    <dc:date>2017-06-19T15:28:05.849696302</dc:date>
    <meta:editing-duration>PT4H35M26S</meta:editing-duration>
    <meta:editing-cycles>17</meta:editing-cycles>
    <meta:generator>LibreOffice/5.0.3.2$Linux_X86_64 LibreOffice_project/00m0$Build-2</meta:generator>
    <dc:creator>Andreas Wilhelm</dc:creator>
    <meta:document-statistic meta:table-count="1" meta:cell-count="167" meta:object-count="1"/>
  </office:meta>
</office:document-meta>
</file>

<file path=Basic/Standard/save.xml><?xml version="1.0" encoding="utf-8"?>
<!DOCTYPE module  PUBLIC '-//OpenOffice.org//DTD OfficeDocument 1.0//EN'  'module.dtd'>
<script:module xmlns:script="http://openoffice.org/2000/script" script:name="save" script:language="StarBasic">REM  *****  BASIC  *****
Sub save
	Dim oDoc As Object
	Dim oProp(2) As New com.sun.star.beans.PropertyValue

	oDoc = ThisComponent
	If (oDoc.hasLocation()) Then
		GlobalScope.BasicLibraries.LoadLibrary("Tools")
		oProp(0).Name = "FilterName"
		oProp(0).Value = "Text - txt - csv (StarCalc)"
		oProp(1).Name = "FilterOptions"
		oProp(1).Value = "59,34,0,1,1"   'ASCII  59 = ;  34 = "
  		oProp(2).Name = "Overwrite"
   		oProp(2).Value = True

    	sDocURL = oDoc.getURL()
		sFileName = GetFileNameWithoutExtension(sDocURL) &amp; ".csv"
		oDoc.StoreToURL(sFileName, oProp())
		MsgBox("File stored as " &amp; sFileName)
 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